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8.573cm" fo:margin-top="0cm" fo:margin-bottom="0cm" table:align="right" style:writing-mode="lr-tb"/>
    </style:style>
    <style:style style:name="Table1.A" style:family="table-column">
      <style:table-column-properties style:column-width="1.268cm"/>
    </style:style>
    <style:style style:name="Table1.B" style:family="table-column">
      <style:table-column-properties style:column-width="4.128cm"/>
    </style:style>
    <style:style style:name="Table1.C" style:family="table-column">
      <style:table-column-properties style:column-width="1.588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0.25pt solid #000000"/>
    </style:style>
    <style:style style:name="Table1.A2" style:family="table-cell">
      <style:table-cell-properties fo:padding-left="0.191cm" fo:padding-right="0.191cm" fo:padding-top="0cm" fo:padding-bottom="0cm" fo:border="0.25pt solid #000000"/>
    </style:style>
    <style:style style:name="Table1.3" style:family="table-row">
      <style:table-row-properties style:min-row-height="0.564cm" fo:keep-together="auto"/>
    </style:style>
    <style:style style:name="P1" style:family="paragraph" style:parent-style-name="Author">
      <style:paragraph-properties fo:margin-top="0.494cm" fo:margin-bottom="0.071cm" style:contextual-spacing="false"/>
    </style:style>
    <style:style style:name="P2" style:family="paragraph" style:parent-style-name="Author">
      <style:paragraph-properties fo:margin-top="0.494cm" fo:margin-bottom="0.071cm" style:contextual-spacing="false" fo:break-before="column"/>
    </style:style>
    <style:style style:name="P3" style:family="paragraph" style:parent-style-name="Footer">
      <style:paragraph-properties fo:text-align="start" style:justify-single-word="false"/>
    </style:style>
    <style:style style:name="P4" style:family="paragraph" style:parent-style-name="Heading_20_1">
      <style:paragraph-properties fo:margin-left="0cm" fo:margin-right="0cm" fo:text-indent="0cm" style:auto-text-indent="false"/>
    </style:style>
    <style:style style:name="P5" style:family="paragraph" style:parent-style-name="Heading_20_1">
      <style:paragraph-properties fo:margin-left="0cm" fo:margin-right="0cm" fo:text-indent="0cm" style:auto-text-indent="false"/>
      <style:text-properties officeooo:paragraph-rsid="00192524"/>
    </style:style>
    <style:style style:name="P6" style:family="paragraph" style:parent-style-name="Heading_20_2"/>
    <style:style style:name="P7" style:family="paragraph" style:parent-style-name="Heading_20_3">
      <style:paragraph-properties fo:margin-left="0cm" fo:margin-right="0cm" fo:text-indent="0.508cm" style:auto-text-indent="false"/>
    </style:style>
    <style:style style:name="P8" style:family="paragraph" style:parent-style-name="Heading_20_4">
      <style:paragraph-properties fo:margin-left="0cm" fo:margin-right="0cm" fo:text-indent="0.889cm"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fo:orphans="0" fo:widows="0"/>
      <style:text-properties fo:font-size="8pt" style:font-size-asian="8pt" style:font-size-complex="8pt"/>
    </style:style>
    <style:style style:name="P11" style:family="paragraph" style:parent-style-name="Standard">
      <style:paragraph-properties fo:margin-left="0cm" fo:margin-right="0cm" fo:text-indent="0cm" style:auto-text-indent="false"/>
      <style:text-properties officeooo:paragraph-rsid="00192524"/>
    </style:style>
    <style:style style:name="P12" style:family="paragraph" style:parent-style-name="Text_20_body">
      <style:text-properties fo:language="en" fo:country="US"/>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text-properties officeooo:paragraph-rsid="00192524"/>
    </style:style>
    <style:style style:name="P15" style:family="paragraph" style:parent-style-name="Text_20_body">
      <style:paragraph-properties fo:margin-left="0cm" fo:margin-right="0cm" fo:text-indent="0cm" style:auto-text-indent="false"/>
      <style:text-properties officeooo:paragraph-rsid="00192524"/>
    </style:style>
    <style:style style:name="P16" style:family="paragraph" style:parent-style-name="bullet_20_list" style:list-style-name="WWNum2">
      <style:paragraph-properties fo:margin-left="1.016cm" fo:margin-right="0cm" fo:text-indent="-0.508cm" style:auto-text-indent="false"/>
    </style:style>
    <style:style style:name="P17" style:family="paragraph" style:parent-style-name="figure_20_caption" style:list-style-name="WWNum3">
      <style:paragraph-properties fo:margin-left="0cm" fo:margin-right="0cm" fo:text-indent="0cm" style:auto-text-indent="false"/>
    </style:style>
    <style:style style:name="P18" style:family="paragraph" style:parent-style-name="paper_20_title" style:master-page-name="First_20_Page">
      <style:paragraph-properties fo:margin-top="0cm" fo:margin-bottom="0.494cm" style:contextual-spacing="false" style:page-number="auto"/>
      <style:text-properties officeooo:rsid="00192524" officeooo:paragraph-rsid="00192524"/>
    </style:style>
    <style:style style:name="P19" style:family="paragraph" style:parent-style-name="references" style:list-style-name="WWNum5">
      <style:paragraph-properties fo:margin-left="0.624cm" fo:margin-right="0cm" fo:text-indent="-0.624cm" style:auto-text-indent="false"/>
    </style:style>
    <style:style style:name="P20" style:family="paragraph" style:parent-style-name="references" style:list-style-name="">
      <style:paragraph-properties fo:margin-left="0.635cm" fo:margin-right="0cm" fo:line-height="100%" fo:text-align="center" style:justify-single-word="false" fo:text-indent="-0.635cm" style:auto-text-indent="false"/>
      <style:text-properties fo:color="#ffc000" loext:opacity="100%" fo:font-size="10pt" fo:letter-spacing="-0.002cm" fo:font-weight="bold" style:font-name-asian="SimSun" style:font-size-asian="10pt" style:rfc-language-tag-asian="x-none" style:font-weight-asian="bold" style:font-size-complex="10pt"/>
    </style:style>
    <style:style style:name="P21" style:family="paragraph" style:parent-style-name="references" style:list-style-name="">
      <style:paragraph-properties fo:margin-left="0.635cm" fo:margin-right="0cm" fo:line-height="100%" fo:text-align="center" style:justify-single-word="false" fo:text-indent="-0.635cm" style:auto-text-indent="false"/>
    </style:style>
    <style:style style:name="P22" style:family="paragraph" style:parent-style-name="table_20_col_20_head">
      <style:paragraph-properties fo:orphans="0" fo:widows="0"/>
    </style:style>
    <style:style style:name="P23" style:family="paragraph" style:parent-style-name="table_20_col_20_subhead">
      <style:paragraph-properties fo:orphans="0" fo:widows="0"/>
    </style:style>
    <style:style style:name="P24" style:family="paragraph" style:parent-style-name="table_20_copy">
      <style:paragraph-properties fo:orphans="0" fo:widows="0"/>
    </style:style>
    <style:style style:name="P25" style:family="paragraph" style:parent-style-name="table_20_footnote" style:list-style-name="WWNum7">
      <style:paragraph-properties fo:margin-left="0.102cm" fo:margin-right="0cm" fo:text-indent="-0.051cm" style:auto-text-indent="false"/>
      <style:text-properties officeooo:paragraph-rsid="00192524"/>
    </style:style>
    <style:style style:name="P26" style:family="paragraph" style:parent-style-name="table_20_head" style:list-style-name="WWNum6">
      <style:text-properties officeooo:paragraph-rsid="00192524"/>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font-style="normal" style:font-style-asian="normal" style:font-style-complex="normal"/>
    </style:style>
    <style:style style:name="T9" style:family="text">
      <style:text-properties style:font-name="Times New Roman" fo:font-style="italic" style:font-style-asian="italic" style:font-name-complex="Times New Roman1"/>
    </style:style>
    <style:style style:name="T10" style:family="text">
      <style:text-properties style:text-position="super 58%"/>
    </style:style>
    <style:style style:name="T11" style:family="text">
      <style:text-properties fo:color="#00b0f0" loext:opacity="100%" fo:font-size="10pt" fo:letter-spacing="-0.002cm" fo:font-weight="bold" style:font-name-asian="SimSun" style:font-size-asian="10pt" style:rfc-language-tag-asian="x-none" style:font-weight-asian="bold" style:font-size-complex="10pt"/>
    </style:style>
    <style:style style:name="fr1"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style:style>
    <style:style style:name="Sect1" style:family="section">
      <style:section-properties style:writing-mode="lr-tb"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7cm"/>
          <style:column style:rel-width="32768*" fo:start-indent="0.317cm" fo:end-indent="0cm"/>
        </style:columns>
      </style:section-properties>
    </style:style>
    <style:style style:name="Sect3"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TrackNRecycle</text:span></text:p>
      <text:section text:style-name="Sect1" text:name="TextSection">
        <text:p text:style-name="P1"><text:span text:style-name="T3">Given Name Surname <text:line-break/></text:span><text:span text:style-name="T4">dept. name of organization <text:line-break/>(of </text:span><text:span text:style-name="T5">Affiliation</text:span><text:span text:style-name="T4">)</text:span><text:span text:style-name="T3"><text:line-break/></text:span><text:span text:style-name="T4">name of organization <text:line-break/>(of Affiliation)<text:line-break/></text:span><text:span text:style-name="T3">City, Country<text:line-break/>email address or ORCID</text:span></text:p>
        <text:p text:style-name="P2"/>
      </text:section>
      <text:section text:style-name="Sect1" text:name="Section1">
        <text:p text:style-name="P9"/>
      </text:section>
      <text:section text:style-name="Sect2" text:name="Section2">
        <text:p text:style-name="Abstract"><text:span text:style-name="T6">Abstract</text:span>—IEEE format requires you to include an abstract at the start of your paper, followed by a list of keywords. In the “Styles” section in Microsoft Word, you can find the appropriate styles for all the different sections and headings in the paper, which are already applied here. For example, the “abstract” style is applied to this text, the “keywords” style to the next section. Note that the titles “Abstract” and “Keyword” should remain as they are written here: italicized and followed by an em dash.</text:p>
        <text:p text:style-name="Keywords">Keywords—template, Scribbr, IEEE, format</text:p>
        <text:h text:style-name="P4" text:outline-level="1">INTRODUCTION</text:h>
        <text:p text:style-name="Text_20_body"><text:span text:style-name="T7">This is the start of the body text of your paper. You can use headings like the one above to divide your paper into sub-topics. Use level 1 headings first, then level 2 headings if you need further divisions inside those, and so on. Don’t use a level of heading unless there will be at least two headings of that level. You don’t have to use any headings at all if it doesn’t make sense to divide your paper in that way. Appropriate numbering is automatically applied to headings. You don’t have to number them yourself, just make sure the right heading style is applied to each one. Level 1 and 2 headings (as well as the paper title) should be written with title case capitalization, while level 3 and 4 headings are written in sentence case.</text:span></text:p>
        <text:p text:style-name="Text_20_body"><text:span text:style-name="T7">Use the enter key to start a new paragraph. The appropriate spacing and indent are automatically applied.</text:span></text:p>
        <text:h text:style-name="Heading_20_2" text:outline-level="2">This Is a Level 2 Heading</text:h>
        <text:h text:style-name="P7" text:outline-level="3">And this is a level 3 heading: <text:span text:style-name="T8">Equations should be typed in either Times New Roman or Symbol font, or, if the equation is multileveled, inserted into your text as a graphic instead. On the far right of the line containing the equation, number it in parentheses, and use this number to refer to it in the text (1).</text:span></text:h>
        <text:p text:style-name="equation"><text:tab/><text:span text:style-name="T9">a</text:span><text:span text:style-name="T9">b</text:span><text:tab/></text:p>
        <text:h text:style-name="P7" text:outline-level="3">This is another level 3 heading: <text:span text:style-name="T8">The body text is divided into two columns on each page, written in 10 pt. Times New Roman, and justified (meaning that the text is spaced in a way that makes the right edge line up neatly). All the appropriate formatting is automatically applied in this template. If anything goes wrong, you can reapply it using the “styles” section in Word.</text:span></text:h>
        <text:h text:style-name="P8" text:outline-level="4"><draw:frame draw:style-name="fr1" draw:name="Frame1" text:anchor-type="paragraph" svg:y="0.284cm" svg:width="8.573cm" draw:z-index="0"><draw:text-box fo:min-height="0cm"><table:table table:name="Table1" table:style-name="Table1"><table:table-column table:style-name="Table1.A"/><table:table-column table:style-name="Table1.B"/><table:table-column table:style-name="Table1.C" table:number-columns-repeated="2"/><table:table-header-rows><table:table-row table:style-name="Table1.1"><table:table-cell table:style-name="Table1.A1" table:number-rows-spanned="2" office:value-type="string"><text:p text:style-name="P22">Table Head</text:p></table:table-cell><table:table-cell table:style-name="Table1.A1" table:number-columns-spanned="3" office:value-type="string"><text:p text:style-name="P22">Table Column Head</text:p></table:table-cell><table:covered-table-cell/><table:covered-table-cell/></table:table-row><table:table-row table:style-name="Table1.1"><table:covered-table-cell table:style-name="Table1.A2"/><table:table-cell table:style-name="Table1.A1" office:value-type="string"><text:p text:style-name="P23">Table column subhead</text:p></table:table-cell><table:table-cell table:style-name="Table1.A1" office:value-type="string"><text:p text:style-name="P23">Subhead</text:p></table:table-cell><table:table-cell table:style-name="Table1.A1" office:value-type="string"><text:p text:style-name="P23">Subhead</text:p></table:table-cell></table:table-row></table:table-header-rows><table:table-row table:style-name="Table1.3"><table:table-cell table:style-name="Table1.A1" office:value-type="string"><text:p text:style-name="P24">text</text:p></table:table-cell><table:table-cell table:style-name="Table1.A1" office:value-type="string"><text:p text:style-name="P24">Text<text:span text:style-name="T10">a</text:span></text:p></table:table-cell><table:table-cell table:style-name="Table1.A1" office:value-type="string"><text:p text:style-name="P10"/></table:table-cell><table:table-cell table:style-name="Table1.A1" office:value-type="string"><text:p text:style-name="P10"/></table:table-cell></table:table-row></table:table></draw:text-box></draw:frame>And this is a level 4 heading: <text:span text:style-name="T8">It’s recommended to write your text in a separate document and then add it to this template once it’s complete. When copying text into the template from another document, make sure that the </text:span></text:h>
        <text:p text:style-name="P12"/>
        <text:list xml:id="list1087820698" text:style-name="WWNum3">
          <text:list-item>
            <text:p text:style-name="P17">This is a figure caption. It appears directly underneath the figure.</text:p>
          </text:list-item>
        </text:list>
        <text:p text:style-name="P13"><text:span text:style-name="T7">appropriate style is still applied to each section, reapplying styles if necessary.</text:span></text:p>
        <text:h text:style-name="P8" text:outline-level="4">This is another level 4 heading: <text:span text:style-name="T8">It’s also possible to add bullet points when appropriate, using the “bullet list” style:</text:span></text:h>
        <text:list xml:id="list962989865" text:style-name="WWNum2">
          <text:list-item>
            <text:p text:style-name="P16"><text:span text:style-name="T7">Treat the word “data” as plural, not singular.</text:span></text:p>
          </text:list-item>
          <text:list-item>
            <text:p text:style-name="P16"><text:span text:style-name="T7">For example, “the data indicate that …”</text:span></text:p>
          </text:list-item>
        </text:list>
        <text:h text:style-name="Heading_20_2" text:outline-level="2">This Is Another Level 2 Heading</text:h>
        <text:p text:style-name="Text_20_body"><text:span text:style-name="T7">Place any figures or tables you use at the top or bottom of a column. Don’t place them in the middle of a column. If particularly wide, a table or figure can span across both columns. Insert a table or figure after the point where it is first cited in the text.</text:span></text:p>
        <text:p text:style-name="Text_20_body"><text:span text:style-name="T7">When inserting a figure, such as a photograph or infographic, use 8 pt. Times New Roman for any labeling text within the image and for the figure caption. You can see an example of a figure caption in Fig. 1, above. Refer to figures like that, using the abbreviation “Fig.” and the figure’s number.</text:span></text:p>
        <text:p text:style-name="Text_20_body"><text:span text:style-name="T7">A table heading (using the “table head” style) appears above a table. This will automatically number the table for you. Any footnotes appear below the table, using the “table footnote” style. Footnotes are indicated by superscript lowercase letters within the table. An example of a table can be seen in Table I, below</text:span></text:p>
        <text:h text:style-name="P5" text:outline-level="1">LITERATURE SURVEY<text:line-break/></text:h>
        <text:h text:style-name="P5" text:outline-level="1">RELATED WORK</text:h>
        <text:p text:style-name="P14"><text:span text:style-name="T7">All the headings in the main body of your paper are numbered (automatically).</text:span></text:p>
        <text:p text:style-name="P14"><text:span text:style-name="T7">Another type of heading is the “component heading”, which is used for other components <text:s/>that aren’t part of the main text. These are usually your acknowledgments and your references, which you can see examples of below. These headings are not numbered. The correct styling for them can be applied using the “Heading 5” style, which is the same as the “Heading 1” style but without numbering.</text:span></text:p>
        <text:list xml:id="list1855385429" text:style-name="WWNum6">
          <text:list-item>
            <text:p text:style-name="P26">This Is the Heading for a Table</text:p>
          </text:list-item>
        </text:list>
        <text:list xml:id="list3954315508" text:style-name="WWNum7">
          <text:list-item>
            <text:p text:style-name="P25">This is a table footnote.</text:p>
          </text:list-item>
        </text:list>
        <text:p text:style-name="P15"><text:span text:style-name="T7">You can cite your references in text by including the corresponding number, in square brackets [1]. If you need to cite a specific part of the source, you can include a page number [2, p. 13] or range [3, pp. 41–56].</text:span></text:p>
        <text:p text:style-name="P11"/>
        <text:p text:style-name="P11"><text:soft-page-break/></text:p>
        <text:p text:style-name="P11"/>
        <text:p text:style-name="P11"/>
        <text:p text:style-name="P11"/>
        <text:p text:style-name="P11"/>
        <text:h text:style-name="P5" text:outline-level="1">METHODOLOGY</text:h>
        <text:h text:style-name="P5" text:outline-level="1">RESULTS AND DISCUSSION</text:h>
        <text:h text:style-name="P5" text:outline-level="1">CONCLUSION</text:h>
        <text:p text:style-name="P11"/>
        <text:p text:style-name="P11"/>
        <text:p text:style-name="P11"/>
        <text:p text:style-name="P11"/>
        <text:h text:style-name="Heading_20_5" text:outline-level="5">Acknowledgments</text:h>
        <text:p text:style-name="Text_20_body"><text:span text:style-name="T7">“Acknowledgment(s)” is spelled without an “e” after the “g” in American English.</text:span></text:p>
        <text:p text:style-name="Text_20_body"><text:span text:style-name="T7">As you can see, the formatting ensures that the text ends in two equal-sized columns rather than only displaying one column on the last page.</text:span></text:p>
        <text:p text:style-name="Text_20_body"><text:span text:style-name="T7">This template was adapted from those provided by the IEEE on their own website. </text:span></text:p>
        <text:h text:style-name="Heading_20_5" text:outline-level="5">References</text:h>
        <text:list xml:id="list2558587700" text:style-name="WWNum5">
          <text:list-item>
            <text:p text:style-name="P19">D. V. Lindberg and H. K. H. Lee, “Optimization under constraints by applying an asymmetric entropy measure,” <text:span text:style-name="T6">J. Comput. Graph. Statist.</text:span>, vol. 24, no. 2, pp. 379–393, Jun. 2015, doi: 10.1080/10618600.2014.901225.</text:p>
          </text:list-item>
          <text:list-item>
            <text:p text:style-name="P19">B. Rieder, <text:span text:style-name="T6">Engines of Order: A Mechanology of Algorithmic Techniques</text:span>. Amsterdam, Netherlands: Amsterdam Univ. Press, 2020.</text:p>
          </text:list-item>
          <text:list-item>
            <text:p text:style-name="P19">I. Boglaev, “A numerical method for solving nonlinear integro-differential equations of Fredholm type,” <text:span text:style-name="T6">J. Comput. Math.</text:span>, vol. 34, no. 3, pp. 262–284, May 2016, doi: 10.4208/jcm.1512-m2015-0241.</text:p>
          </text:list-item>
        </text:list>
        <text:p text:style-name="P20"/>
        <text:p text:style-name="P21"><text:span text:style-name="T11">Make sure to remove all placeholder and explanatory text from the template when you add your own text. This text should not be here in the final version!</text:span></text:p>
      </text:section>
      <text:section text:style-name="Sect3" text:name="Section3">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left="0cm" fo:margin-right="0cm" fo:margin-top="0cm" fo:margin-bottom="0.353cm" style:contextual-spacing="false" fo:text-align="justify" style:justify-single-word="false" fo:orphans="2" fo:widows="2" fo:hyphenation-ladder-count="no-limit" fo:text-indent="0.48cm" style:auto-text-indent="false" style:writing-mode="lr-tb"/>
      <style:text-properties style:use-window-font-color="true" loext:opacity="0%"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loext:hyphenation-no-caps="false"/>
    </style:style>
    <style:style style:name="Affiliation" style:family="paragraph">
      <style:paragraph-properties fo:margin-top="0cm" fo:margin-bottom="0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or" style:family="paragraph">
      <style:paragraph-properties fo:margin-top="0.635cm" fo:margin-bottom="0.071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bullet_20_list" style:display-name="bullet list" style:family="paragraph" style:parent-style-name="Text_20_body" style:list-style-name="WWNum2" style:list-level="1">
      <style:paragraph-properties fo:margin-left="1.016cm" fo:margin-right="0cm" fo:text-indent="-0.508cm" style:auto-text-indent="false"/>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list-level="1">
      <style:paragraph-properties fo:margin-left="0cm" fo:margin-right="0cm" fo:margin-top="0.141cm" fo:margin-bottom="0.353cm" style:contextual-spacing="false" fo:text-align="justify" style:justify-single-word="false" fo:orphans="2" fo:widows="2" fo:hyphenation-ladder-count="no-limit" fo:text-indent="0cm" style:auto-text-indent="false" style:writing-mode="lr-tb">
        <style:tab-stops>
          <style:tab-stop style:position="0.94cm"/>
        </style:tab-stops>
      </style:paragraph-properties>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footnote" style:family="paragraph" style:list-style-name="WWNum4" style:list-level="1">
      <style:paragraph-properties fo:margin-top="0cm" fo:margin-bottom="0.071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loext:hyphenation-no-caps="false"/>
    </style:style>
    <style:style style:name="references" style:family="paragraph" style:list-style-name="WWNum5" style:list-level="1">
      <style:paragraph-properties fo:margin-top="0cm" fo:margin-bottom="0.088cm" style:contextual-spacing="false" fo:line-height="0.318cm"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sponsors" style:family="paragraph">
      <style:paragraph-properties fo:margin-left="0cm" fo:margin-right="0cm" fo:margin-top="0cm" fo:margin-bottom="0cm" style:contextual-spacing="false" fo:text-align="start" style:justify-single-word="false" fo:orphans="2" fo:widows="2" fo:hyphenation-ladder-count="no-limit" fo:text-indent="0.508cm" style:auto-text-indent="false" fo:padding-left="0cm" fo:padding-right="0cm" fo:padding-top="0.071cm" fo:padding-bottom="0cm" fo:border-left="none" fo:border-right="none" fo:border-top="0.51pt solid #000000" fo:border-bottom="none"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table_20_footnote" style:display-name="table footnote" style:family="paragraph" style:list-style-name="WWNum7" style:list-level="1">
      <style:paragraph-properties fo:margin-left="0.102cm" fo:margin-right="0cm" fo:margin-top="0.106cm" fo:margin-bottom="0.053cm" style:contextual-spacing="false" fo:text-align="end" style:justify-single-word="false" fo:orphans="2" fo:widows="2" fo:hyphenation-ladder-count="no-limit" fo:text-indent="-0.051cm" style:auto-text-indent="false" style:writing-mode="lr-tb"/>
      <style:text-properties style:use-window-font-color="true" loext:opacity="0%"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loext:hyphenation-no-caps="false"/>
    </style:style>
    <style:style style:name="table_20_head" style:display-name="table head" style:family="paragraph" style:list-style-name="WWNum6" style:list-level="1">
      <style:paragraph-properties fo:margin-top="0.423cm" fo:margin-bottom="0.212cm" style:contextual-spacing="false" fo:line-height="90%" fo:text-align="center" style:justify-single-word="false" fo:orphans="2" fo:widows="2" fo:hyphenation-ladder-count="no-limit" style:writing-mode="lr-tb"/>
      <style:text-properties fo:font-variant="small-caps" style:use-window-font-color="true" loext:opacity="0%"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Keywords" style:family="paragraph" style:parent-style-name="Abstract">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0pt" fo:font-style="normal" fo:font-weight="bold"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5" style:num-format="">
        <style:list-level-properties text:list-level-position-and-space-mode="label-alignment">
          <style:list-level-label-alignment text:label-followed-by="nothing"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7cm" fo:margin-bottom="1.27cm" fo:margin-left="1.575cm" fo:margin-right="1.5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1" draw:style-name="Mdp1" style:next-style-name="Standard">
      <style:header>
        <text:p text:style-name="Header"/>
      </style:header>
      <style:footer>
        <text:p text:style-name="MP1"><text:span text:style-name="MT1">XXX-X-XXXX-XXXX-X/XX/$XX.00 ©20XX IEE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2T09:47:00</meta:creation-date>
    <meta:initial-creator>IEEE</meta:initial-creator>
    <dc:language>en-IN</dc:language>
    <dc:date>2023-11-05T14:48:57.760000000</dc:date>
    <meta:editing-cycles>9</meta:editing-cycles>
    <dc:title>Paper Title (use style: paper title)</dc:title>
    <meta:editing-duration>PT12M24S</meta:editing-duration>
    <meta:generator>LibreOffice/7.3.3.2$Windows_X86_64 LibreOffice_project/d1d0ea68f081ee2800a922cac8f79445e4603348</meta:generator>
    <meta:document-statistic meta:table-count="1" meta:image-count="0" meta:object-count="0" meta:page-count="2" meta:paragraph-count="48" meta:word-count="1011" meta:character-count="5764" meta:non-whitespace-character-count="4828"/>
    <meta:user-defined meta:name="AppVersion">15.0000</meta:user-defined>
  </office:meta>
</office:document-meta>
</file>